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adornments="Predeterminado" style:font-family-generic="swiss" style:font-pitch="variable"/>
    <style:font-face style:name="Calibri1" svg:font-family="Calibri" style:font-family-generic="swiss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 Light" svg:font-family="'Open Sans Light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999999" loext:opacity="100%" style:font-name="Calibri1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ff5254" loext:opacity="100%" style:font-name="Calibri1" fo:font-size="10pt" fo:language="es" fo:country="ES" officeooo:paragraph-rsid="001e2e5f" style:font-size-asian="10pt" style:font-size-complex="10pt"/>
    </style:style>
    <style:style style:name="P3" style:family="paragraph" style:parent-style-name="Table_20_Contents">
      <style:text-properties fo:color="#ff5254" loext:opacity="100%" style:font-name="Calibri1" fo:language="es" fo:country="ES" fo:font-weight="bold" officeooo:rsid="001ce776" officeooo:paragraph-rsid="001ce776" style:font-weight-asian="bold" style:font-weight-complex="bold"/>
    </style:style>
    <style:style style:name="P4" style:family="paragraph" style:parent-style-name="Table_20_Contents">
      <style:text-properties style:font-name="Calibri1" fo:language="es" fo:country="ES" officeooo:rsid="00442a90" officeooo:paragraph-rsid="00442a90"/>
    </style:style>
    <style:style style:name="P5" style:family="paragraph" style:parent-style-name="Standard">
      <style:text-properties style:font-name="Calibri1" fo:font-size="10pt" officeooo:rsid="0012cd11" officeooo:paragraph-rsid="0044e981" style:font-size-asian="10pt" style:font-size-complex="10pt"/>
    </style:style>
    <style:style style:name="P6" style:family="paragraph" style:parent-style-name="Standard">
      <style:text-properties style:font-name="Calibri1" fo:font-size="10pt" officeooo:rsid="0012cd11" officeooo:paragraph-rsid="005135ac" style:font-size-asian="10pt" style:font-size-complex="10pt"/>
    </style:style>
    <style:style style:name="P7" style:family="paragraph" style:parent-style-name="Standard">
      <style:text-properties style:font-name="Calibri1" fo:font-size="10pt" officeooo:paragraph-rsid="0044e981" style:font-size-asian="10pt" style:font-size-complex="10pt"/>
    </style:style>
    <style:style style:name="P8" style:family="paragraph" style:parent-style-name="Standard">
      <style:text-properties style:font-name="Calibri1" fo:font-size="10pt" officeooo:rsid="0016f7a1" officeooo:paragraph-rsid="0044e981" style:font-size-asian="10pt" style:font-size-complex="10pt"/>
    </style:style>
    <style:style style:name="P9" style:family="paragraph" style:parent-style-name="Standard">
      <style:text-properties style:font-name="Calibri1" fo:font-size="10pt" officeooo:rsid="00154975" officeooo:paragraph-rsid="0044e981" style:font-size-asian="10pt" style:font-size-complex="10pt"/>
    </style:style>
    <style:style style:name="P10" style:family="paragraph" style:parent-style-name="Standard">
      <style:text-properties style:font-name="Calibri1" fo:font-size="10pt" officeooo:rsid="00171d44" officeooo:paragraph-rsid="0044e981" style:font-size-asian="10pt" style:font-size-complex="10pt"/>
    </style:style>
    <style:style style:name="P11" style:family="paragraph" style:parent-style-name="Standard">
      <style:text-properties style:font-name="Calibri1" fo:font-size="10pt" officeooo:rsid="00195f78" officeooo:paragraph-rsid="0044e981" style:font-size-asian="10pt" style:font-size-complex="10pt"/>
    </style:style>
    <style:style style:name="P12" style:family="paragraph" style:parent-style-name="Standard">
      <style:text-properties style:font-name="Calibri1" fo:font-size="10pt" officeooo:rsid="001b25a6" officeooo:paragraph-rsid="005135ac" style:font-size-asian="10pt" style:font-size-complex="10pt"/>
    </style:style>
    <style:style style:name="P13" style:family="paragraph" style:parent-style-name="Standard">
      <style:text-properties style:font-name="Calibri1" fo:font-size="10pt" officeooo:rsid="001b4e1f" officeooo:paragraph-rsid="0044e981" style:font-size-asian="10pt" style:font-size-complex="10pt"/>
    </style:style>
    <style:style style:name="P14" style:family="paragraph" style:parent-style-name="Standard">
      <style:text-properties style:font-name="Calibri1" fo:font-size="10pt" officeooo:rsid="001b4e1f" officeooo:paragraph-rsid="005135ac" style:font-size-asian="10pt" style:font-size-complex="10pt"/>
    </style:style>
    <style:style style:name="P15" style:family="paragraph" style:parent-style-name="Standard">
      <style:text-properties fo:color="#000000" loext:opacity="100%" style:font-name="Calibri1" fo:font-size="10pt" fo:language="es" fo:country="ES" style:text-underline-style="none" officeooo:rsid="001b9de4" officeooo:paragraph-rsid="001e2e5f" style:font-size-asian="10pt" style:font-size-complex="10pt"/>
    </style:style>
    <style:style style:name="P16" style:family="paragraph" style:parent-style-name="Standard">
      <style:text-properties fo:color="#000000" loext:opacity="100%" style:font-name="Calibri1" fo:font-size="10pt" fo:language="es" fo:country="ES" style:text-underline-style="none" officeooo:rsid="001b9de4" officeooo:paragraph-rsid="002aacaa" style:font-size-asian="10pt" style:font-size-complex="10pt"/>
    </style:style>
    <style:style style:name="P17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1e2e5f" style:font-size-asian="10pt" style:font-size-complex="10pt"/>
    </style:style>
    <style:style style:name="P18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2aacaa" style:font-size-asian="10pt" style:font-size-complex="10pt"/>
    </style:style>
    <style:style style:name="P19" style:family="paragraph" style:parent-style-name="Standard">
      <style:text-properties fo:color="#000000" loext:opacity="100%" style:font-name="Calibri1" fo:font-size="10pt" fo:language="es" fo:country="ES" style:text-underline-style="none" officeooo:rsid="001ccad3" officeooo:paragraph-rsid="001e2e5f" style:font-size-asian="10pt" style:font-size-complex="10pt"/>
    </style:style>
    <style:style style:name="P20" style:family="paragraph" style:parent-style-name="Standard">
      <style:text-properties fo:color="#000000" loext:opacity="100%" style:font-name="Calibri1" fo:font-size="10pt" fo:language="es" fo:country="ES" style:text-underline-style="none" officeooo:rsid="003670ee" officeooo:paragraph-rsid="0044e981" style:font-size-asian="10pt" style:font-size-complex="10pt"/>
    </style:style>
    <style:style style:name="P21" style:family="paragraph" style:parent-style-name="Standard">
      <style:text-properties fo:color="#000000" loext:opacity="100%" style:font-name="Calibri1" fo:font-size="10pt" fo:language="es" fo:country="ES" style:text-underline-style="none" officeooo:rsid="001b9de4" officeooo:paragraph-rsid="001e2e5f" fo:background-color="#ffff00" style:font-size-asian="10pt" style:font-size-complex="10pt"/>
    </style:style>
    <style:style style:name="P22" style:family="paragraph" style:parent-style-name="Standard">
      <style:text-properties fo:color="#000000" loext:opacity="100%" style:font-name="Calibri1" fo:font-size="10pt" fo:language="es" fo:country="ES" style:text-underline-style="none" officeooo:rsid="004a31ad" officeooo:paragraph-rsid="0044e981" fo:background-color="#ffff00" style:font-size-asian="10pt" style:font-size-complex="10pt"/>
    </style:style>
    <style:style style:name="P23" style:family="paragraph" style:parent-style-name="Standard">
      <style:text-properties fo:color="#000000" loext:opacity="100%" style:font-name="Calibri1" fo:font-size="10pt" fo:language="es" fo:country="ES" style:text-underline-style="none" officeooo:rsid="004a31ad" officeooo:paragraph-rsid="001e2e5f" fo:background-color="#ffff00" style:font-size-asian="10pt" style:font-size-complex="10pt"/>
    </style:style>
    <style:style style:name="P24" style:family="paragraph" style:parent-style-name="Standard">
      <style:text-properties fo:color="#000000" loext:opacity="100%" style:font-name="Calibri1" fo:font-size="10pt" fo:language="es" fo:country="ES" style:text-underline-style="none" officeooo:rsid="00485878" officeooo:paragraph-rsid="0044e981" fo:background-color="#ffff00" style:font-size-asian="10pt" style:font-size-complex="10pt"/>
    </style:style>
    <style:style style:name="P25" style:family="paragraph" style:parent-style-name="Standard">
      <style:text-properties fo:color="#000000" loext:opacity="100%" style:font-name="Calibri1" fo:font-size="10pt" fo:language="es" fo:country="ES" style:text-underline-style="none" officeooo:rsid="0046d874" officeooo:paragraph-rsid="004f9496" fo:background-color="#ffff00" style:font-size-asian="10pt" style:font-size-complex="10pt"/>
    </style:style>
    <style:style style:name="P26" style:family="paragraph" style:parent-style-name="Standard">
      <style:text-properties fo:color="#000000" loext:opacity="100%" style:font-name="Calibri1" fo:font-size="10pt" fo:language="es" fo:country="ES" style:text-underline-style="none" officeooo:rsid="004f9496" officeooo:paragraph-rsid="0046d874" fo:background-color="#ffff00" style:font-size-asian="10pt" style:font-size-complex="10pt"/>
    </style:style>
    <style:style style:name="P27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28" style:family="paragraph" style:parent-style-name="Standard">
      <style:text-properties fo:color="#000000" loext:opacity="100%" style:font-name="Calibri1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style:font-name="Calibri1" fo:font-size="10pt" fo:language="es" fo:country="ES" style:text-underline-style="none" fo:font-weight="normal" officeooo:rsid="001b9de4" officeooo:paragraph-rsid="002aacaa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style:font-name="Calibri1" fo:font-size="10pt" fo:language="es" fo:country="ES" style:text-underline-style="none" officeooo:rsid="0016f7a1" officeooo:paragraph-rsid="0044e981" fo:background-color="transparent" style:font-size-asian="10pt" style:font-size-complex="10pt"/>
    </style:style>
    <style:style style:name="P31" style:family="paragraph" style:parent-style-name="Standard">
      <style:text-properties fo:color="#000000" loext:opacity="100%" style:font-name="Calibri1" fo:font-size="10pt" fo:language="es" fo:country="ES" style:text-underline-style="none" officeooo:rsid="00171d44" officeooo:paragraph-rsid="0044e981" fo:background-color="transparent" style:font-size-asian="10pt" style:font-size-complex="10pt"/>
    </style:style>
    <style:style style:name="P32" style:family="paragraph" style:parent-style-name="Standard">
      <style:text-properties fo:color="#000000" loext:opacity="100%" style:font-name="Calibri1" fo:font-size="10pt" fo:language="es" fo:country="ES" style:text-underline-style="none" officeooo:rsid="00195f78" officeooo:paragraph-rsid="0044e981" fo:background-color="transparent" style:font-size-asian="10pt" style:font-size-complex="10pt"/>
    </style:style>
    <style:style style:name="P33" style:family="paragraph" style:parent-style-name="Standard">
      <style:text-properties fo:color="#000000" loext:opacity="100%" style:font-name="Calibri1" fo:font-size="10pt" fo:language="es" fo:country="ES" style:text-underline-style="none" officeooo:rsid="001b4e1f" officeooo:paragraph-rsid="0044e981" fo:background-color="transparent" style:font-size-asian="10pt" style:font-size-complex="10pt"/>
    </style:style>
    <style:style style:name="P34" style:family="paragraph" style:parent-style-name="Standard">
      <style:text-properties fo:color="#000000" loext:opacity="100%" style:font-name="Calibri1" fo:font-size="10pt" fo:language="es" fo:country="ES" style:text-underline-style="none" officeooo:rsid="001450ba" officeooo:paragraph-rsid="0044e981" fo:background-color="transparent" style:font-size-asian="10pt" style:font-size-complex="10pt"/>
    </style:style>
    <style:style style:name="P35" style:family="paragraph" style:parent-style-name="Standard">
      <style:text-properties fo:color="#000000" loext:opacity="100%" style:font-name="Calibri1" fo:font-size="10pt" fo:language="es" fo:country="ES" style:text-underline-style="none" officeooo:rsid="004dc29c" officeooo:paragraph-rsid="0044e981" fo:background-color="transparent" style:font-size-asian="10pt" style:font-size-complex="10pt"/>
    </style:style>
    <style:style style:name="P36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46d874" fo:background-color="transparent" style:font-size-asian="10pt" style:font-size-complex="10pt"/>
    </style:style>
    <style:style style:name="P37" style:family="paragraph" style:parent-style-name="Standard">
      <style:text-properties fo:color="#000000" loext:opacity="100%" style:font-name="Calibri1" fo:font-size="10pt" fo:language="es" fo:country="ES" style:text-underline-style="none" officeooo:rsid="0046d874" officeooo:paragraph-rsid="004b1a0d" fo:background-color="transparent" style:font-size-asian="10pt" style:font-size-complex="10pt"/>
    </style:style>
    <style:style style:name="P38" style:family="paragraph" style:parent-style-name="Standard">
      <style:text-properties fo:color="#000000" loext:opacity="100%" style:font-name="Calibri1" fo:font-size="10pt" fo:language="es" fo:country="ES" style:text-underline-style="none" fo:font-weight="bold" officeooo:rsid="001d9f94" officeooo:paragraph-rsid="005135ac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000000" loext:opacity="100%" style:font-name="Calibri1" fo:font-size="10pt" fo:language="es" fo:country="ES" officeooo:rsid="001b9de4" officeooo:paragraph-rsid="001e2e5f" style:font-size-asian="10pt" style:font-size-complex="10pt"/>
    </style:style>
    <style:style style:name="P40" style:family="paragraph" style:parent-style-name="Standard">
      <style:text-properties fo:color="#000000" loext:opacity="100%" style:font-name="Calibri1" fo:font-size="10pt" fo:language="es" fo:country="ES" officeooo:rsid="004b1a0d" officeooo:paragraph-rsid="004b1a0d" fo:background-color="transparent"/>
    </style:style>
    <style:style style:name="P41" style:family="paragraph" style:parent-style-name="Standard">
      <style:text-properties fo:color="#000000" loext:opacity="100%" style:font-name="Calibri1" fo:font-size="10pt" fo:language="es" fo:country="ES" officeooo:rsid="00517cc4" officeooo:paragraph-rsid="00517cc4" fo:background-color="transparent"/>
    </style:style>
    <style:style style:name="P42" style:family="paragraph" style:parent-style-name="Standard">
      <style:text-properties fo:color="#000000" loext:opacity="100%" style:font-name="Calibri1" fo:font-size="10pt" fo:language="es" fo:country="ES" fo:font-weight="bold" officeooo:rsid="001b9de4" officeooo:paragraph-rsid="001e2e5f" style:font-size-asian="10pt" style:font-weight-asian="bold" style:font-size-complex="10pt" style:font-weight-complex="bold"/>
    </style:style>
    <style:style style:name="P43" style:family="paragraph" style:parent-style-name="Standard">
      <style:text-properties fo:color="#000000" loext:opacity="100%" style:font-name="Calibri1" fo:font-size="12pt" fo:language="es" fo:country="ES" style:text-underline-style="none" fo:font-weight="normal" officeooo:rsid="002c9391" officeooo:paragraph-rsid="0031ff23" fo:background-color="#dee6ef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style:text-underline-style="none" officeooo:rsid="001b9de4" officeooo:paragraph-rsid="0040ed84" fo:background-color="#dee6ef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style:text-underline-style="none" officeooo:rsid="001e2e5f" officeooo:paragraph-rsid="0040ed84" fo:background-color="#dee6ef" style:font-size-asian="10pt" style:font-size-complex="10pt"/>
    </style:style>
    <style:style style:name="P46" style:family="paragraph" style:parent-style-name="Standard">
      <style:text-properties fo:color="#00a933" loext:opacity="100%" style:font-name="Calibri1" fo:font-size="10pt" fo:language="es" fo:country="ES" style:text-underline-style="none" fo:font-weight="bold" officeooo:rsid="0025eb0c" officeooo:paragraph-rsid="0020b36f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text-properties style:use-window-font-color="true" loext:opacity="0%" style:font-name="Calibri1" fo:font-size="12pt" fo:language="es" fo:country="ES" style:text-underline-style="none" officeooo:rsid="002a15a9" officeooo:paragraph-rsid="002a15a9" fo:background-color="transparent" style:font-size-asian="10pt" style:font-size-complex="10pt"/>
    </style:style>
    <style:style style:name="P48" style:family="paragraph" style:parent-style-name="Standard">
      <style:text-properties style:use-window-font-color="true" loext:opacity="0%" style:font-name="Calibri1" fo:font-size="12pt" fo:language="es" fo:country="ES" style:text-underline-style="none" officeooo:rsid="002a7c96" officeooo:paragraph-rsid="002a7c96" fo:background-color="transparent" style:font-size-asian="10pt" style:font-size-complex="10pt"/>
    </style:style>
    <style:style style:name="P49" style:family="paragraph" style:parent-style-name="Standard">
      <loext:graphic-properties draw:fill="solid" draw:fill-color="#ff5254" draw:opacity="100%"/>
      <style:paragraph-properties fo:line-height="150%" fo:background-color="#ff5254" fo:padding="0.199cm" fo:border="0.06pt solid #000000"/>
      <style:text-properties fo:text-transform="uppercase" fo:color="#ffffff" loext:opacity="100%" style:font-name="Calibri1" fo:font-size="12pt" fo:language="es" fo:country="ES" fo:font-weight="bold" officeooo:rsid="0150d5ff" officeooo:paragraph-rsid="001ce776" style:font-name-asian="Arial Unicode MS" style:font-size-asian="12pt" style:font-weight-asian="bold" style:font-name-complex="Arial Unicode MS" style:font-size-complex="12pt" style:font-weight-complex="bold"/>
    </style:style>
    <style:style style:name="P50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199cm" fo:border="0.06pt solid #000000"/>
      <style:text-properties fo:text-transform="uppercase" fo:color="#ffffff" loext:opacity="100%" style:font-name="Calibri1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51" style:family="paragraph" style:parent-style-name="Standard">
      <style:text-properties fo:text-transform="uppercase" fo:color="#ffffff" loext:opacity="100%" style:font-name="Calibri1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52" style:family="paragraph" style:parent-style-name="Standard">
      <style:text-properties fo:color="#000000" loext:opacity="100%" style:font-name="Calibri1" fo:font-size="10pt" fo:language="es" fo:country="ES" style:text-underline-style="none" officeooo:rsid="0050c18e" officeooo:paragraph-rsid="004b1a0d" fo:background-color="transparent" style:font-size-asian="10pt" style:font-size-complex="10pt"/>
    </style:style>
    <style:style style:name="P53" style:family="paragraph" style:parent-style-name="Standard">
      <style:text-properties fo:color="#000000" loext:opacity="100%" style:font-name="Calibri1" fo:font-size="10pt" fo:language="es" fo:country="ES" style:text-underline-style="none" officeooo:rsid="0050c18e" officeooo:paragraph-rsid="0068ec86" fo:background-color="transparent" style:font-size-asian="10pt" style:font-size-complex="10pt"/>
    </style:style>
    <style:style style:name="P54" style:family="paragraph" style:parent-style-name="Standard">
      <style:text-properties fo:color="#000000" loext:opacity="100%" style:font-name="Calibri1" fo:font-size="10pt" fo:language="es" fo:country="ES" style:text-underline-style="none" officeooo:rsid="006644e1" officeooo:paragraph-rsid="006644e1" fo:background-color="transparent" style:font-size-asian="10pt" style:font-size-complex="10pt"/>
    </style:style>
    <style:style style:name="P55" style:family="paragraph" style:parent-style-name="Standard">
      <style:text-properties fo:color="#000000" loext:opacity="100%" style:font-name="Calibri1" fo:font-size="10pt" fo:language="es" fo:country="ES" style:text-underline-style="none" officeooo:rsid="006644e1" officeooo:paragraph-rsid="0068ec86" fo:background-color="transparent" style:font-size-asian="10pt" style:font-size-complex="10pt"/>
    </style:style>
    <style:style style:name="P56" style:family="paragraph" style:parent-style-name="Standard">
      <style:text-properties fo:color="#000000" loext:opacity="100%" style:font-name="Calibri1" fo:font-size="10pt" fo:language="es" fo:country="ES" style:text-underline-style="none" officeooo:rsid="0046d874" officeooo:paragraph-rsid="0068ec86" fo:background-color="transparent" style:font-size-asian="10pt" style:font-size-complex="10pt"/>
    </style:style>
    <style:style style:name="P57" style:family="paragraph" style:parent-style-name="Standard">
      <style:text-properties fo:color="#000000" loext:opacity="100%" style:font-name="Calibri1" fo:font-size="10pt" fo:language="es" fo:country="ES" style:text-underline-style="none" officeooo:rsid="00517cc4" officeooo:paragraph-rsid="00517cc4" style:font-size-asian="10pt" style:font-size-complex="10pt"/>
    </style:style>
    <style:style style:name="P58" style:family="paragraph" style:parent-style-name="Standard">
      <style:text-properties fo:color="#000000" loext:opacity="100%" style:font-name="Calibri1" fo:font-size="10pt" fo:language="es" fo:country="ES" style:text-underline-style="none" officeooo:rsid="006a8fb6" officeooo:paragraph-rsid="006a8fb6" style:font-size-asian="10pt" style:font-size-complex="10pt"/>
    </style:style>
    <style:style style:name="P59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1e2e5f" style:font-size-asian="10pt" style:font-size-complex="10pt"/>
    </style:style>
    <style:style style:name="P60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6a8fb6" style:font-size-asian="10pt" style:font-size-complex="10pt"/>
    </style:style>
    <style:style style:name="P61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6d3398" style:font-size-asian="10pt" style:font-size-complex="10pt"/>
    </style:style>
    <style:style style:name="P62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6eef20" style:font-size-asian="10pt" style:font-size-complex="10pt"/>
    </style:style>
    <style:style style:name="P63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7216a1" style:font-size-asian="10pt" style:font-size-complex="10pt"/>
    </style:style>
    <style:style style:name="P64" style:family="paragraph" style:parent-style-name="Standard">
      <style:text-properties fo:color="#000000" loext:opacity="100%" style:font-name="Calibri1" fo:font-size="10pt" fo:language="es" fo:country="ES" style:text-underline-style="none" officeooo:rsid="001b9de4" officeooo:paragraph-rsid="001e2e5f" style:font-size-asian="10pt" style:font-size-complex="10pt"/>
    </style:style>
    <style:style style:name="P65" style:family="paragraph" style:parent-style-name="Standard">
      <style:text-properties fo:color="#000000" loext:opacity="100%" style:font-name="Calibri1" fo:font-size="10pt" fo:language="es" fo:country="ES" style:text-underline-style="none" officeooo:rsid="001b9de4" officeooo:paragraph-rsid="006a8fb6" style:font-size-asian="10pt" style:font-size-complex="10pt"/>
    </style:style>
    <style:style style:name="P66" style:family="paragraph" style:parent-style-name="Standard">
      <style:text-properties fo:color="#000000" loext:opacity="100%" style:font-name="Calibri1" fo:font-size="10pt" fo:language="es" fo:country="ES" style:text-underline-style="none" officeooo:rsid="0073d141" officeooo:paragraph-rsid="0073d141" style:font-size-asian="10pt" style:font-size-complex="10pt"/>
    </style:style>
    <style:style style:name="P67" style:family="paragraph" style:parent-style-name="Standard">
      <style:text-properties fo:color="#000000" loext:opacity="100%" style:font-name="Calibri1" fo:font-size="10pt" fo:language="es" fo:country="ES" style:text-underline-style="none" fo:font-weight="normal" officeooo:rsid="001e2e5f" officeooo:paragraph-rsid="006a8fb6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style:font-name="Calibri1" fo:font-size="10pt" fo:language="es" fo:country="ES" style:text-underline-style="none" fo:font-weight="normal" officeooo:rsid="006d3398" officeooo:paragraph-rsid="006eef20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loext:opacity="100%" style:font-name="Calibri1" fo:font-size="10pt" fo:language="es" fo:country="ES" style:text-underline-style="none" fo:font-weight="normal" officeooo:rsid="006d3398" officeooo:paragraph-rsid="0070d8b2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loext:opacity="100%" style:font-name="Calibri1" fo:font-size="10pt" fo:language="es" fo:country="ES" style:text-underline-style="none" fo:font-weight="normal" officeooo:rsid="006eef20" officeooo:paragraph-rsid="006a8fb6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loext:opacity="100%" style:font-name="Calibri1" fo:font-size="10pt" fo:language="es" fo:country="ES" style:text-underline-style="none" fo:font-weight="normal" officeooo:rsid="001e2e5f" officeooo:paragraph-rsid="006a8fb6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loext:opacity="100%" style:font-name="Calibri1" fo:font-size="10pt" fo:language="es" fo:country="ES" fo:font-weight="bold" officeooo:rsid="001b9de4" officeooo:paragraph-rsid="00387d8f" style:font-size-asian="10pt" style:font-weight-asian="bold" style:font-size-complex="10pt" style:font-weight-complex="bold"/>
    </style:style>
    <style:style style:name="P73" style:family="paragraph" style:parent-style-name="Standard">
      <style:text-properties fo:color="#000000" loext:opacity="100%" style:font-name="Calibri1" fo:font-size="10pt" fo:language="es" fo:country="ES" officeooo:rsid="001b9de4" officeooo:paragraph-rsid="0046d874" fo:background-color="transparent"/>
    </style:style>
    <style:style style:name="P74" style:family="paragraph" style:parent-style-name="Standard">
      <style:text-properties fo:color="#000000" loext:opacity="100%" style:font-name="Calibri1" fo:font-size="10pt" fo:language="es" fo:country="ES" officeooo:rsid="001b9de4" officeooo:paragraph-rsid="0068ec86" fo:background-color="transparent"/>
    </style:style>
    <style:style style:name="P75" style:family="paragraph" style:parent-style-name="Standard">
      <style:text-properties fo:color="#000000" loext:opacity="100%" style:font-name="Calibri1" fo:font-size="10pt" fo:language="es" fo:country="ES" officeooo:rsid="00517cc4" officeooo:paragraph-rsid="0068ec86" fo:background-color="transparent" style:font-size-asian="10pt" style:font-size-complex="10pt"/>
    </style:style>
    <style:style style:name="P76" style:family="paragraph" style:parent-style-name="Standard">
      <style:text-properties fo:color="#000000" loext:opacity="100%" style:font-name="Calibri1" fo:font-size="10pt" fo:language="es" fo:country="ES" officeooo:rsid="004b1a0d" officeooo:paragraph-rsid="0068ec86" fo:background-color="transparent"/>
    </style:style>
    <style:style style:name="P77" style:family="paragraph" style:parent-style-name="Standard" style:list-style-name="L3">
      <style:text-properties fo:color="#000000" loext:opacity="100%" style:font-name="Calibri1" fo:font-size="12pt" fo:language="es" fo:country="ES" style:text-underline-style="none" officeooo:rsid="002aacaa" officeooo:paragraph-rsid="0031ff23" fo:background-color="#dee6ef" style:font-size-asian="10pt" style:font-size-complex="10pt"/>
    </style:style>
    <style:style style:name="P78" style:family="paragraph" style:parent-style-name="Standard" style:list-style-name="L3">
      <style:text-properties fo:color="#000000" loext:opacity="100%" style:font-name="Calibri1" fo:font-size="12pt" fo:language="es" fo:country="ES" style:text-underline-style="none" officeooo:rsid="002aacaa" officeooo:paragraph-rsid="006a8fb6" fo:background-color="#dee6ef" style:font-size-asian="10pt" style:font-size-complex="10pt"/>
    </style:style>
    <style:style style:name="P79" style:family="paragraph" style:parent-style-name="Standard" style:list-style-name="L3">
      <style:text-properties fo:color="#000000" loext:opacity="100%" style:font-name="Calibri1" fo:font-size="12pt" fo:language="es" fo:country="ES" style:text-underline-style="none" officeooo:rsid="002aacaa" officeooo:paragraph-rsid="0073d141" fo:background-color="#dee6ef" style:font-size-asian="10pt" style:font-size-complex="10pt"/>
    </style:style>
    <style:style style:name="P80" style:family="paragraph" style:parent-style-name="Standard" style:list-style-name="L4">
      <style:text-properties fo:color="#000000" loext:opacity="100%" style:font-name="Calibri1" fo:font-size="12pt" fo:language="es" fo:country="ES" style:text-underline-style="none" officeooo:rsid="002aacaa" officeooo:paragraph-rsid="0031ff23" fo:background-color="#dee6ef" style:font-size-asian="10pt" style:font-size-complex="10pt"/>
    </style:style>
    <style:style style:name="P81" style:family="paragraph" style:parent-style-name="Standard">
      <style:text-properties fo:color="#000000" loext:opacity="100%" style:font-name="Calibri1" fo:font-size="12pt" fo:language="es" fo:country="ES" style:text-underline-style="none" fo:font-weight="normal" officeooo:rsid="002c9391" officeooo:paragraph-rsid="0073d141" fo:background-color="#dee6ef" style:font-size-asian="10pt" style:font-weight-asian="normal" style:font-size-complex="10pt" style:font-weight-complex="normal"/>
    </style:style>
    <style:style style:name="P82" style:family="paragraph" style:parent-style-name="Standard" style:list-style-name="L2">
      <style:text-properties officeooo:paragraph-rsid="006a8fb6"/>
    </style:style>
    <style:style style:name="P8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" fo:font-size="12pt" fo:language="es" fo:country="ES" fo:font-style="normal" style:text-underline-style="none" fo:font-weight="normal" officeooo:rsid="0152d521" officeooo:paragraph-rsid="001e2e5f" fo:background-color="#dee6ef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" fo:font-size="12pt" fo:language="es" fo:country="ES" style:text-underline-style="none" officeooo:rsid="0152d521" officeooo:paragraph-rsid="0040ed84" style:font-size-asian="12pt" style:font-size-complex="12pt"/>
    </style:style>
    <style:style style:name="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cd11" style:font-weight-asian="bold" style:font-weight-complex="bold"/>
    </style:style>
    <style:style style:name="T7" style:family="text">
      <style:text-properties fo:font-weight="bold" officeooo:rsid="006666f1" style:font-weight-asian="bold" style:font-weight-complex="bold"/>
    </style:style>
    <style:style style:name="T8" style:family="text">
      <style:text-properties fo:font-weight="bold" officeooo:rsid="006aa796" style:font-weight-asian="bold" style:font-weight-complex="bold"/>
    </style:style>
    <style:style style:name="T9" style:family="text">
      <style:text-properties fo:font-weight="bold" officeooo:rsid="006c583a" style:font-weight-asian="bold" style:font-weight-complex="bold"/>
    </style:style>
    <style:style style:name="T10" style:family="text">
      <style:text-properties fo:font-weight="bold" officeooo:rsid="006eef20" style:font-weight-asian="bold" style:font-weight-complex="bold"/>
    </style:style>
    <style:style style:name="T11" style:family="text">
      <style:text-properties fo:font-weight="bold" officeooo:rsid="006a8fb6" style:font-weight-asian="bold" style:font-weight-complex="bold"/>
    </style:style>
    <style:style style:name="T12" style:family="text">
      <style:text-properties fo:font-weight="bold" officeooo:rsid="007216a1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2cd11"/>
    </style:style>
    <style:style style:name="T15" style:family="text">
      <style:text-properties style:text-underline-style="solid" style:text-underline-width="auto" style:text-underline-color="font-color" officeooo:rsid="00171d44"/>
    </style:style>
    <style:style style:name="T16" style:family="text">
      <style:text-properties style:text-underline-style="solid" style:text-underline-width="auto" style:text-underline-color="font-color" officeooo:rsid="0017ed36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ccad3"/>
    </style:style>
    <style:style style:name="T19" style:family="text">
      <style:text-properties style:text-underline-style="none" officeooo:rsid="001e2e5f"/>
    </style:style>
    <style:style style:name="T20" style:family="text">
      <style:text-properties style:text-underline-style="none" style:font-size-asian="10pt" style:font-size-complex="10pt"/>
    </style:style>
    <style:style style:name="T21" style:family="text">
      <style:text-properties style:text-underline-style="none" officeooo:rsid="001e2e5f" style:font-size-asian="10pt" style:font-size-complex="10pt"/>
    </style:style>
    <style:style style:name="T22" style:family="text">
      <style:text-properties style:text-underline-style="none" officeooo:rsid="001ccad3" style:font-size-asian="10pt" style:font-size-complex="10pt"/>
    </style:style>
    <style:style style:name="T23" style:family="text">
      <style:text-properties style:text-underline-style="none" officeooo:rsid="0044e981" style:font-size-asian="10pt" style:font-size-complex="10pt"/>
    </style:style>
    <style:style style:name="T24" style:family="text">
      <style:text-properties style:text-underline-style="none" officeooo:rsid="0046d874" style:font-size-asian="10pt" style:font-size-complex="10pt"/>
    </style:style>
    <style:style style:name="T25" style:family="text">
      <style:text-properties style:text-underline-style="none" officeooo:rsid="0050c18e" style:font-size-asian="10pt" style:font-size-complex="10pt"/>
    </style:style>
    <style:style style:name="T26" style:family="text">
      <style:text-properties style:text-underline-style="none" officeooo:rsid="004f9496" style:font-size-asian="10pt" style:font-size-complex="10pt"/>
    </style:style>
    <style:style style:name="T27" style:family="text">
      <style:text-properties style:text-underline-style="none" officeooo:rsid="006644e1" style:font-size-asian="10pt" style:font-size-complex="10pt"/>
    </style:style>
    <style:style style:name="T28" style:family="text">
      <style:text-properties style:text-underline-style="none" fo:font-weight="bold" style:font-size-asian="10pt" style:font-weight-asian="bold" style:font-size-complex="10pt" style:font-weight-complex="bold"/>
    </style:style>
    <style:style style:name="T29" style:family="text">
      <style:text-properties style:text-underline-style="none" fo:font-weight="bold" officeooo:rsid="0046d874" style:font-size-asian="10pt" style:font-weight-asian="bold" style:font-size-complex="10pt" style:font-weight-complex="bold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officeooo:rsid="004c7653"/>
    </style:style>
    <style:style style:name="T32" style:family="text">
      <style:text-properties style:text-underline-style="none" officeooo:rsid="006644e1"/>
    </style:style>
    <style:style style:name="T33" style:family="text">
      <style:text-properties style:text-underline-style="none" officeooo:rsid="0050c18e"/>
    </style:style>
    <style:style style:name="T34" style:family="text">
      <style:text-properties style:text-underline-style="none" officeooo:rsid="004f9496"/>
    </style:style>
    <style:style style:name="T35" style:family="text">
      <style:text-properties style:text-underline-style="none" officeooo:rsid="0068ec86"/>
    </style:style>
    <style:style style:name="T36" style:family="text">
      <style:text-properties officeooo:rsid="001e2e5f"/>
    </style:style>
    <style:style style:name="T37" style:family="text">
      <style:text-properties style:use-window-font-color="true" loext:opacity="0%" fo:background-color="#ffff00" loext:char-shading-value="0"/>
    </style:style>
    <style:style style:name="T38" style:family="text">
      <style:text-properties style:use-window-font-color="true" loext:opacity="0%" officeooo:rsid="002e11d9" fo:background-color="#ffff00" loext:char-shading-value="0"/>
    </style:style>
    <style:style style:name="T39" style:family="text">
      <style:text-properties officeooo:rsid="002c9391"/>
    </style:style>
    <style:style style:name="T40" style:family="text">
      <style:text-properties officeooo:rsid="0031ff23"/>
    </style:style>
    <style:style style:name="T41" style:family="text">
      <style:text-properties fo:color="#000000" loext:opacity="100%" style:font-name="Calibri1" fo:font-size="12pt" fo:language="es" fo:country="ES" style:text-underline-style="none" fo:font-weight="normal" officeooo:rsid="002aacaa" fo:background-color="#dee6ef" loext:char-shading-value="0" style:font-size-asian="10pt" style:font-weight-asian="normal" style:font-size-complex="10pt" style:font-weight-complex="normal"/>
    </style:style>
    <style:style style:name="T42" style:family="text">
      <style:text-properties fo:color="#000000" loext:opacity="100%" style:font-name="Calibri1" fo:font-size="12pt" fo:language="es" fo:country="ES" style:text-underline-style="none" fo:font-weight="normal" officeooo:rsid="002c9391" fo:background-color="#dee6ef" loext:char-shading-value="0" style:font-size-asian="10pt" style:font-weight-asian="normal" style:font-size-complex="10pt" style:font-weight-complex="normal"/>
    </style:style>
    <style:style style:name="T43" style:family="text">
      <style:text-properties fo:color="#000000" loext:opacity="100%" fo:language="es" fo:country="ES" style:text-underline-style="none" fo:font-weight="bold" officeooo:rsid="001b4e1f" fo:background-color="transparent" loext:char-shading-value="0" style:font-weight-asian="bold" style:font-weight-complex="bold"/>
    </style:style>
    <style:style style:name="T44" style:family="text">
      <style:text-properties fo:color="#000000" loext:opacity="100%" fo:language="es" fo:country="ES" style:text-underline-style="none" fo:font-weight="bold" officeooo:rsid="001d9f94" fo:background-color="transparent" loext:char-shading-value="0" style:font-weight-asian="bold" style:font-weight-complex="bold"/>
    </style:style>
    <style:style style:name="T45" style:family="text">
      <style:text-properties style:font-name="Calibri" fo:font-style="normal" fo:font-weight="normal" officeooo:rsid="0152d521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Calibri" fo:font-style="normal" fo:font-weight="normal" officeooo:rsid="0040ed84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text-underline-style="long-dash" style:text-underline-width="auto" style:text-underline-color="font-color" officeooo:rsid="0012cd11"/>
    </style:style>
    <style:style style:name="T48" style:family="text">
      <style:text-properties style:text-underline-style="long-dash" style:text-underline-width="auto" style:text-underline-color="font-color" officeooo:rsid="001b25a6"/>
    </style:style>
    <style:style style:name="T49" style:family="text">
      <style:text-properties officeooo:rsid="0012cd11"/>
    </style:style>
    <style:style style:name="T50" style:family="text">
      <style:text-properties officeooo:rsid="00171d44"/>
    </style:style>
    <style:style style:name="T51" style:family="text">
      <style:text-properties officeooo:rsid="0044e981"/>
    </style:style>
    <style:style style:name="T52" style:family="text">
      <style:text-properties style:text-underline-style="solid" style:text-underline-type="double" style:text-underline-width="auto" style:text-underline-color="font-color" officeooo:rsid="0016f7a1"/>
    </style:style>
    <style:style style:name="T53" style:family="text">
      <style:text-properties style:text-underline-style="solid" style:text-underline-type="double" style:text-underline-width="auto" style:text-underline-color="font-color" officeooo:rsid="00154975"/>
    </style:style>
    <style:style style:name="T54" style:family="text">
      <style:text-properties style:text-underline-style="solid" style:text-underline-type="double" style:text-underline-width="auto" style:text-underline-color="font-color" officeooo:rsid="001b25a6"/>
    </style:style>
    <style:style style:name="T55" style:family="text">
      <style:text-properties style:text-underline-style="solid" style:text-underline-type="double" style:text-underline-width="auto" style:text-underline-color="font-color" officeooo:rsid="001b4e1f"/>
    </style:style>
    <style:style style:name="T56" style:family="text">
      <style:text-properties style:text-underline-style="solid" style:text-underline-type="double" style:text-underline-width="auto" style:text-underline-color="font-color" officeooo:rsid="00195f78"/>
    </style:style>
    <style:style style:name="T57" style:family="text">
      <style:text-properties officeooo:rsid="0016f7a1"/>
    </style:style>
    <style:style style:name="T58" style:family="text">
      <style:text-properties officeooo:rsid="00154975"/>
    </style:style>
    <style:style style:name="T59" style:family="text">
      <style:text-properties officeooo:rsid="0017ed36"/>
    </style:style>
    <style:style style:name="T60" style:family="text">
      <style:text-properties officeooo:rsid="001d9f94"/>
    </style:style>
    <style:style style:name="T61" style:family="text">
      <style:text-properties officeooo:rsid="001b25a6"/>
    </style:style>
    <style:style style:name="T62" style:family="text">
      <style:text-properties officeooo:rsid="00218cb3"/>
    </style:style>
    <style:style style:name="T63" style:family="text">
      <style:text-properties officeooo:rsid="001b4e1f"/>
    </style:style>
    <style:style style:name="T64" style:family="text">
      <style:text-properties officeooo:rsid="00203599"/>
    </style:style>
    <style:style style:name="T65" style:family="text">
      <style:text-properties officeooo:rsid="0046d874"/>
    </style:style>
    <style:style style:name="T66" style:family="text">
      <style:text-properties officeooo:rsid="0046d874"/>
    </style:style>
    <style:style style:name="T67" style:family="text">
      <style:text-properties officeooo:rsid="00485878"/>
    </style:style>
    <style:style style:name="T68" style:family="text">
      <style:text-properties officeooo:rsid="004a31ad"/>
    </style:style>
    <style:style style:name="T69" style:family="text">
      <style:text-properties officeooo:rsid="004f9496"/>
    </style:style>
    <style:style style:name="T70" style:family="text">
      <style:text-properties officeooo:rsid="004f9496" fo:background-color="#ffff00" loext:char-shading-value="0"/>
    </style:style>
    <style:style style:name="T71" style:family="text">
      <style:text-properties officeooo:rsid="0046d874" fo:background-color="#ffff00" loext:char-shading-value="0"/>
    </style:style>
    <style:style style:name="T72" style:family="text">
      <style:text-properties officeooo:rsid="006a8fb6" fo:background-color="#ffff00" loext:char-shading-value="0"/>
    </style:style>
    <style:style style:name="T73" style:family="text">
      <style:text-properties officeooo:rsid="006aa796" fo:background-color="#ffff00" loext:char-shading-value="0"/>
    </style:style>
    <style:style style:name="T74" style:family="text">
      <style:text-properties officeooo:rsid="006eef20" fo:background-color="#ffff00" loext:char-shading-value="0"/>
    </style:style>
    <style:style style:name="T75" style:family="text">
      <style:text-properties officeooo:rsid="006eef20" fo:background-color="#ffff00" loext:char-shading-value="0"/>
    </style:style>
    <style:style style:name="T76" style:family="text">
      <style:text-properties officeooo:rsid="0073d141" fo:background-color="#ffff00" loext:char-shading-value="0"/>
    </style:style>
    <style:style style:name="T77" style:family="text">
      <style:text-properties officeooo:rsid="0073d141" fo:background-color="#ffff00" loext:char-shading-value="0"/>
    </style:style>
    <style:style style:name="T78" style:family="text">
      <style:text-properties officeooo:rsid="006c583a" fo:background-color="#ffff00" loext:char-shading-value="0"/>
    </style:style>
    <style:style style:name="T79" style:family="text">
      <style:text-properties officeooo:rsid="006c583a" fo:background-color="#ffff00" loext:char-shading-value="0"/>
    </style:style>
    <style:style style:name="T80" style:family="text">
      <style:text-properties fo:font-style="normal" fo:font-weight="normal" fo:background-color="#dee6ef" loext:char-shading-value="0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40ed84" fo:background-color="#dee6ef" loext:char-shading-value="0" style:font-style-asian="normal" style:font-weight-asian="normal" style:font-style-complex="normal" style:font-weight-complex="normal"/>
    </style:style>
    <style:style style:name="T82" style:family="text">
      <style:text-properties officeooo:rsid="006a8fb6" fo:background-color="transparent" loext:char-shading-value="0"/>
    </style:style>
    <style:style style:name="T83" style:family="text"/>
    <style:style style:name="T84" style:family="text">
      <style:text-properties officeooo:rsid="006666f1"/>
    </style:style>
    <style:style style:name="T85" style:family="text">
      <style:text-properties officeooo:rsid="006a8fb6"/>
    </style:style>
    <style:style style:name="T86" style:family="text">
      <style:text-properties officeooo:rsid="00517cc4"/>
    </style:style>
    <style:style style:name="T87" style:family="text">
      <style:text-properties officeooo:rsid="006aa796"/>
    </style:style>
    <style:style style:name="T88" style:family="text">
      <style:text-properties fo:font-weight="normal" officeooo:rsid="006eef20" style:font-weight-asian="normal" style:font-weight-complex="normal"/>
    </style:style>
    <style:style style:name="T89" style:family="text">
      <style:text-properties officeooo:rsid="006c583a"/>
    </style:style>
    <style:style style:name="T90" style:family="text">
      <style:text-properties officeooo:rsid="006d3398"/>
    </style:style>
    <style:style style:name="T91" style:family="text">
      <style:text-properties officeooo:rsid="006eef20"/>
    </style:style>
    <style:style style:name="T92" style:family="text">
      <style:text-properties officeooo:rsid="0070d8b2"/>
    </style:style>
    <style:style style:name="T93" style:family="text">
      <style:text-properties officeooo:rsid="007216a1"/>
    </style:style>
    <style:style style:name="T94" style:family="text">
      <style:text-properties officeooo:rsid="0073756f"/>
    </style:style>
    <style:style style:name="T95" style:family="text">
      <style:text-properties officeooo:rsid="0073d141"/>
    </style:style>
    <style:style style:name="T96" style:family="text">
      <style:text-properties officeooo:rsid="00745d0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 2" text:name="Tema"/>
      </text:user-field-decls>
      <text:p text:style-name="P49"><text:span text:style-name="T37">[</text:span><text:span text:style-name="T38">5</text:span><text:span text:style-name="T37"> puntos]</text:span> EJERCICIO 1: MODELADO LÓGICO RELACIONAL</text:p>
      <text:list xml:id="list1431422433" text:style-name="L1">
        <text:list-header>
          <text:p text:style-name="P83">Realiza el paso a tablas <text:span text:style-name="T36">en</text:span> tercera forma normal (3FN).</text:p>
        </text:list-header>
      </text:list>
      <text:p text:style-name="P39"><text:span text:style-name="T5">VOTANTE</text:span>(<text:span text:style-name="T13">dni</text:span>, nom_comp, teléfono)</text:p>
      <text:p text:style-name="P39">CP: dni</text:p>
      <text:p text:style-name="P21"/>
      <text:p text:style-name="P5"><text:span text:style-name="T5">LOCALIDAD</text:span>(<text:span text:style-name="T13">localidad</text:span>, circunscripción)</text:p>
      <text:p text:style-name="P20">CP: localidad</text:p>
      <text:p text:style-name="P21"/>
      <text:p text:style-name="P7"><text:span text:style-name="T6">ID_DIGITAL</text:span><text:span text:style-name="T49">(</text:span><text:span text:style-name="T14">id</text:span><text:span text:style-name="T49">, password, dir_tipo, dirrecci</text:span><text:span text:style-name="T51">ó</text:span><text:span text:style-name="T49">n, dir_piso, dir_num, </text:span><text:span text:style-name="T47">localidad</text:span><text:span text:style-name="T49">, </text:span><text:span text:style-name="T47">dni </text:span><text:span text:style-name="T49">)</text:span></text:p>
      <text:p text:style-name="P5">CP: id</text:p>
      <text:p text:style-name="P5">C<text:span text:style-name="T50">A</text:span>j: localidad → <text:span text:style-name="T67">LOCALIDAD</text:span> {localidad}</text:p>
      <text:p text:style-name="P5">CAj: dni → <text:span text:style-name="T67">VOTANTE</text:span> {dni}</text:p>
      <text:p text:style-name="P34">VNN: dni</text:p>
      <text:p text:style-name="P35">UK: dni</text:p>
      <text:p text:style-name="P21"/>
      <text:p text:style-name="P5"><text:span text:style-name="T5">SENADOR</text:span>(<text:span text:style-name="T52">dni_sen</text:span><text:span text:style-name="T57">, circ_presenta, partido, </text:span><text:span text:style-name="T65">num_votos</text:span>)</text:p>
      <text:p text:style-name="P8">CP: dni_sen</text:p>
      <text:p text:style-name="P8">CAj: dni_sen → <text:span text:style-name="T67">VOTANTE</text:span> {dni}</text:p>
      <text:p text:style-name="P30">VNN: circ_presenta</text:p>
      <text:p text:style-name="P24"><text:span text:style-name="T68">Derivado: </text:span>num_votos = filas VOTA_SEN donde aparece SENADOR.dni_sen</text:p>
      <text:p text:style-name="P23">Valores de partido son: “ASIR”, “DAM”, “DAW”, “PHT” y “PRO”.</text:p>
      <text:p text:style-name="P23"/>
      <text:p text:style-name="P5"><text:span text:style-name="T5">VOTA_SEN</text:span>(<text:span text:style-name="T53">id_dig</text:span><text:span text:style-name="T58">, </text:span><text:span text:style-name="T53">dni_sen</text:span>)</text:p>
      <text:p text:style-name="P9">CP: {id_dig, dni_sen}</text:p>
      <text:p text:style-name="P8">CAj: id_dig → ID_DIGITAL {id}</text:p>
      <text:p text:style-name="P30">CAj: dni_sen → <text:span text:style-name="T67">SENADOR</text:span> {dni}</text:p>
      <text:p text:style-name="P25"><text:span text:style-name="T67">Restricci</text:span><text:span text:style-name="T69">ones</text:span><text:span text:style-name="T67"> Adicional</text:span><text:span text:style-name="T69">es</text:span><text:span text:style-name="T67">: </text:span></text:p>
      <text:p text:style-name="P25">ID_DIGITAL.circunscripción = SENADOR.circ_presenta</text:p>
      <text:p text:style-name="P26">id_dig puede repetirse como mucho 3 veces en la tabla</text:p>
      <text:p text:style-name="P21"/>
      <text:p text:style-name="P5"><text:span text:style-name="T5">HORARIO</text:span>(<text:span text:style-name="T15">h_ini</text:span><text:span text:style-name="T50">, </text:span><text:span text:style-name="T15">h_fin</text:span><text:span text:style-name="T50">, </text:span><text:span text:style-name="T15">día</text:span>)</text:p>
      <text:p text:style-name="P31">CP: {h_ini, h_fin, día}</text:p>
      <text:p text:style-name="P22">Restricción adicional: dia &gt;= 03/03/2025 &amp; dia &lt;= 18/03/2025</text:p>
      <text:p text:style-name="P22">Restricción adicional: h_ini &lt; h_fin &amp; h_fin – h_ini &lt;= 2</text:p>
      <text:p text:style-name="P22"/>
      <text:p text:style-name="P5"><text:span text:style-name="T5">CENTRO</text:span>(<text:span text:style-name="T15">id_centro</text:span><text:span text:style-name="T50">, nom_centro, dir_centro</text:span>)</text:p>
      <text:p text:style-name="P10">CP: id_centro</text:p>
      <text:p text:style-name="P31">UK: {nom_centro, dir_centro}</text:p>
      <text:p text:style-name="P21"/>
      <text:p text:style-name="P6"><text:span text:style-name="T5">INTERVENTOR</text:span>(<text:span text:style-name="T54">dni_int</text:span><text:span text:style-name="T61">, </text:span><text:span text:style-name="T48">id_centro</text:span><text:span text:style-name="T61">, sueldo, </text:span><text:span text:style-name="T48">int_supervisado</text:span>)</text:p>
      <text:p text:style-name="P12">CP: <text:span text:style-name="T60">dni_int</text:span></text:p>
      <text:p text:style-name="P12">CAj: <text:span text:style-name="T60">dni_int → </text:span><text:span text:style-name="T67">VOTANTE</text:span><text:span text:style-name="T60"> {dni}</text:span></text:p>
      <text:p text:style-name="P12">CAj: <text:span text:style-name="T60">id_centro → </text:span><text:span text:style-name="T67">CENTRO</text:span><text:span text:style-name="T60"> {id_centro} </text:span><text:span text:style-name="T70">B:C</text:span></text:p>
      <text:p text:style-name="P12">CAj: <text:span text:style-name="T60">int_supervisado → </text:span><text:span text:style-name="T67">INTERVENTOR</text:span><text:span text:style-name="T60"> {dni_int}</text:span></text:p>
      <text:p text:style-name="P14">VNN: <text:span text:style-name="T60">sueldo</text:span></text:p>
      <text:p text:style-name="P6"><text:span text:style-name="T43">VNN: </text:span><text:span text:style-name="T44">id_centro</text:span></text:p>
      <text:p text:style-name="P38"/>
      <text:p text:style-name="P6"><text:span text:style-name="T5">ACCIÓN</text:span>(<text:span text:style-name="T16">num_reg</text:span><text:span text:style-name="T59">, desc, </text:span><text:span text:style-name="T56">dni_int</text:span>)</text:p>
      <text:p text:style-name="P11">CP: {num_reg, dni_int}</text:p>
      <text:p text:style-name="P32">CAj: dni_int → Interventor {dni}</text:p>
      <text:p text:style-name="P21"/>
      <text:p text:style-name="P5"><text:span text:style-name="T5">PIDE_CITA</text:span>(<text:span text:style-name="T55">dni_votante</text:span><text:span text:style-name="T63">, </text:span><text:span text:style-name="T55">dia</text:span><text:span text:style-name="T63">, </text:span><text:span text:style-name="T55">h_ini</text:span><text:span text:style-name="T63">, </text:span><text:span text:style-name="T55">h_fin</text:span><text:span text:style-name="T63">, </text:span><text:span text:style-name="T55">id_centro</text:span>)</text:p>
      <text:p text:style-name="P13">CP: <text:span text:style-name="T64">{dni_votante, dia, h_ini, h_fin, id_centro}</text:span></text:p>
      <text:p text:style-name="P13">CAj: <text:span text:style-name="T62">dni_votante → </text:span><text:span text:style-name="T67">VOTANTE</text:span><text:span text:style-name="T62"> {dni}</text:span></text:p>
      <text:p text:style-name="P13">CAj: <text:span text:style-name="T62">{dia, h_ini, h_fin} → </text:span><text:span text:style-name="T67">HORARIO</text:span><text:span text:style-name="T62"> {dia, h_ini, h_fin}</text:span></text:p>
      <text:p text:style-name="P33">CAj: <text:span text:style-name="T62">id_centro → </text:span><text:span text:style-name="T67">CENTRO</text:span><text:span text:style-name="T62"> {id_centro}</text:span></text:p>
      <text:p text:style-name="P42"><text:soft-page-break/></text:p>
      <text:p text:style-name="P39"><text:span text:style-name="T5">Restricciones</text:span>:</text:p>
      <text:p text:style-name="P36"/>
      <text:p text:style-name="P73"><text:span text:style-name="T21">(</text:span><text:span text:style-name="T22">1</text:span><text:span text:style-name="T21">) </text:span><text:span text:style-name="T23">num_votos</text:span><text:span text:style-name="T21"> → </text:span><text:span text:style-name="T24">num_votos se calcula contando las veces que dni_sen aparece en la tabla </text:span><text:span text:style-name="T29">VOTA_SEN</text:span><text:span text:style-name="T24"> (los votos que ha recibido dicho Senador). num_votos no se elimina porque se considera imprescindible para llevar la cuenta fácilmente, pero se traslada al Senador como atributo porque no depende de la </text:span><text:span text:style-name="T29">ID_DIG</text:span><text:span text:style-name="T24"> que lo vote.</text:span></text:p>
      <text:p text:style-name="P37"/>
      <text:p text:style-name="P40"><text:span text:style-name="T24">(</text:span><text:span text:style-name="T27">2</text:span><text:span text:style-name="T20">) Una localidad sólo puede estar en una circunscripción. </text:span><text:span text:style-name="T25">Pero una circunscripción puede contener distintas localidades.</text:span></text:p>
      <text:p text:style-name="P52"/>
      <text:p text:style-name="P54"><text:span text:style-name="T65">(</text:span>3) La <text:span text:style-name="T66">ID_DIGITAL.circunscripción </text:span><text:span text:style-name="T83">y la</text:span><text:span text:style-name="T66"> SENADOR.circ_presenta </text:span><text:span text:style-name="T83">deben ser la misma </text:span><text:span text:style-name="T84">para que ID_DIGITAL.id y SENADOR.dni_sen aparezcan en </text:span><text:span text:style-name="T7">VOTA_SEN</text:span><text:span text:style-name="T83">.</text:span></text:p>
      <text:p text:style-name="P54"><text:span text:style-name="T71"/></text:p>
      <text:p text:style-name="P41"><text:span text:style-name="T25">(</text:span><text:span text:style-name="T27">4</text:span><text:span text:style-name="T20">) E</text:span><text:span text:style-name="T26">n la tabla </text:span><text:span text:style-name="T28">VOTA_SEN</text:span><text:span text:style-name="T20"> </text:span><text:span text:style-name="T26">id_dig puede repetirse como mucho 3 vece</text:span><text:span text:style-name="T20">s (un mismo ID_DIG puede votar sólo 3 veces).</text:span></text:p>
      <text:p text:style-name="P19"/>
      <text:p text:style-name="P39"><text:span text:style-name="T18">(</text:span><text:span text:style-name="T32">5</text:span><text:span text:style-name="T18">) </text:span><text:span text:style-name="T19">Pérdida semántica → </text:span><text:span text:style-name="T31">En principio no se produce pérdida semántica porque no se cumple ninguno de los tres supuestos en que ésta se da: no hay ninguna relación ternaria con alguna participación con mínima 1, no hay binarias con alguna participación (1,n), y no hay especializaciones distintas de parcial y solapada (de hecho, la que hay es parcial y solapada). Puesto que no existe pérdida semántica, no son necesarias restricciones de integridad.</text:span></text:p>
      <text:p text:style-name="P27"/>
      <text:p text:style-name="P27"/>
      <text:p text:style-name="P51"/>
      <text:p text:style-name="P50"><text:span text:style-name="T37">[2 puntos]</text:span> EJERCICIO 2: MODELADO FÍSICO DDL (CREACIÓN DE METADATOS)</text:p>
      <text:list xml:id="list174015610526321" text:continue-numbering="true" text:style-name="L1">
        <text:list-header>
          <text:p text:style-name="P84"><text:span text:style-name="T80">Indica las sentencias necesarias para incorporar las tablas del ejercicio anterior en MySQL. </text:span><text:span text:style-name="T81">Recuerda tener</text:span><text:span text:style-name="T80"> cuidado con el orden de las instrucciones.</text:span></text:p>
        </text:list-header>
      </text:list>
      <text:p text:style-name="P57">CREATE TABLE votante(</text:p>
      <text:p text:style-name="P57">dni VARCHAR(9) PRIMARY KEY,</text:p>
      <text:p text:style-name="P57">nom_comp VARCHAR(90),</text:p>
      <text:p text:style-name="P57">telefono VARCHAR(9)</text:p>
      <text:p text:style-name="P57">);</text:p>
      <text:p text:style-name="P57"/>
      <text:p text:style-name="P57">CREATE TABLE localidad(</text:p>
      <text:p text:style-name="P57">localidad VARCHAR(30) PRIMARY KEY,</text:p>
      <text:p text:style-name="P57">circunscripcion VARCHAR(30)</text:p>
      <text:p text:style-name="P57">);</text:p>
      <text:p text:style-name="P57"/>
      <text:p text:style-name="P57">CREATE TABLE horario(</text:p>
      <text:p text:style-name="P57">h_ini TIME,</text:p>
      <text:p text:style-name="P57">h_fin TIME,</text:p>
      <text:p text:style-name="P57">dia DATE,</text:p>
      <text:p text:style-name="P57">CONSTRAINT hor_ifd_pk PRIMARY KEY (h_ini, h_fin, dia),</text:p>
      <text:p text:style-name="P57">CONSTRAINT h_inifin_ck CHECK </text:p>
      <text:p text:style-name="P57">(h_ini &lt; h_fin AND h_fin - h_ini &lt;= 2)</text:p>
      <text:p text:style-name="P57">);</text:p>
      <text:p text:style-name="P57"/>
      <text:p text:style-name="P57">CREATE TABLE centro(</text:p>
      <text:p text:style-name="P57">id_centro VARCHAR(10) PRIMARY KEY,</text:p>
      <text:p text:style-name="P57">nom_centro VARCHAR(30),</text:p>
      <text:p text:style-name="P57">dir_centro VARCHAR(50),</text:p>
      <text:p text:style-name="P57">CONSTRAINT cen_nomdir_uk UNIQUE (nom_centro, dir_centro)</text:p>
      <text:p text:style-name="P57">);</text:p>
      <text:p text:style-name="P57"/>
      <text:p text:style-name="P57">CREATE TABLE id_digital(</text:p>
      <text:p text:style-name="P57">id VARCHAR(10) PRIMARY KEY,</text:p>
      <text:p text:style-name="P57">password <text:s/>VARCHAR(16),</text:p>
      <text:p text:style-name="P57">dir_tipo <text:s/>VARCHAR(20),</text:p>
      <text:p text:style-name="P57">direccion <text:s/>VARCHAR(30),</text:p>
      <text:p text:style-name="P57">dir_piso INTEGER,</text:p>
      <text:p text:style-name="P57">dir_num INTEGER,</text:p>
      <text:p text:style-name="P57">localidad <text:s/>VARCHAR(30),</text:p>
      <text:p text:style-name="P57">dni <text:s/>VARCHAR(9) NOT NULL,</text:p>
      <text:p text:style-name="P57">CONSTRAINT iddi_loc_fk FOREIGN KEY (localidad)</text:p>
      <text:p text:style-name="P57">REFERENCES localidad (localidad),</text:p>
      <text:p text:style-name="P57">CONSTRAINT iddi_dni_fk FOREIGN KEY (dni)</text:p>
      <text:p text:style-name="P57">REFERENCES votante (dni),</text:p>
      <text:p text:style-name="P57">CONSTRAINT iddi_dni_uk UNIQUE(dni)</text:p>
      <text:p text:style-name="P57">);</text:p>
      <text:p text:style-name="P57"/>
      <text:p text:style-name="P57">CREATE TABLE senador(</text:p>
      <text:p text:style-name="P57">dni_sen VARCHAR(9) PRIMARY KEY,</text:p>
      <text:p text:style-name="P57">circ_presenta VARCHAR(9) NOT NULL,</text:p>
      <text:p text:style-name="P57">partido VARCHAR(9),</text:p>
      <text:p text:style-name="P57">num_votos INTEGER,</text:p>
      <text:p text:style-name="P57">CONSTRAINT sen_dni_fk FOREIGN KEY (dni_sen)</text:p>
      <text:p text:style-name="P57">REFERENCES votante (dni),</text:p>
      <text:p text:style-name="P57">CONSTRAINT sen_par_ck CHECK ( partido IN ('ASIR', 'DAM', 'DAW', 'PHT', 'PRO') <text:s/>)</text:p>
      <text:p text:style-name="P57">);</text:p>
      <text:p text:style-name="P57"><text:soft-page-break/>CREATE TABLE vota_sen(</text:p>
      <text:p text:style-name="P57">id_dig VARCHAR(10),</text:p>
      <text:p text:style-name="P57">dni_sen VARCHAR(9),</text:p>
      <text:p text:style-name="P57">CONSTRAINT vose_iddni_pk PRIMARY KEY (id_dig, dni_sen),</text:p>
      <text:p text:style-name="P57">CONSTRAINT vose_idig_fk FOREIGN KEY (id_dig)</text:p>
      <text:p text:style-name="P57">REFERENCES id_digital (id),</text:p>
      <text:p text:style-name="P57">CONSTRAINT vose_dnis_fk FOREIGN KEY (dni_sen)</text:p>
      <text:p text:style-name="P57">REFERENCES senador (dni_sen)</text:p>
      <text:p text:style-name="P57">);</text:p>
      <text:p text:style-name="P57"/>
      <text:p text:style-name="P57">CREATE TABLE interventor(</text:p>
      <text:p text:style-name="P57">dni_int VARCHAR(9) PRIMARY KEY,</text:p>
      <text:p text:style-name="P57">id_centro VARCHAR(10) NOT NULL,</text:p>
      <text:p text:style-name="P57">sueldo INTEGER NOT NULL,</text:p>
      <text:p text:style-name="P57">int_supervisado VARCHAR(9),</text:p>
      <text:p text:style-name="P57">CONSTRAINT int_dni_fk FOREIGN KEY (dni_int)</text:p>
      <text:p text:style-name="P57">REFERENCES votante (dni),</text:p>
      <text:p text:style-name="P57">CONSTRAINT int_icen_fk FOREIGN KEY (id_centro)</text:p>
      <text:p text:style-name="P57">REFERENCES centro (id_centro) ON DELETE CASCADE,</text:p>
      <text:p text:style-name="P57">CONSTRAINT int_isup_fk FOREIGN KEY (int_supervisado)</text:p>
      <text:p text:style-name="P57">REFERENCES interventor (dni_int)</text:p>
      <text:p text:style-name="P57">);</text:p>
      <text:p text:style-name="P57"/>
      <text:p text:style-name="P57">CREATE TABLE accion(</text:p>
      <text:p text:style-name="P57">num_reg INTEGER,</text:p>
      <text:p text:style-name="P57">descripcion VARCHAR(200),</text:p>
      <text:p text:style-name="P57">dni_int VARCHAR(9),</text:p>
      <text:p text:style-name="P57">CONSTRAINT acc_numdni_pk PRIMARY KEY (num_reg, dni_int),</text:p>
      <text:p text:style-name="P57">CONSTRAINT acc_dint_fk FOREIGN KEY (dni_int)</text:p>
      <text:p text:style-name="P57">REFERENCES interventor (dni_int)</text:p>
      <text:p text:style-name="P57">);</text:p>
      <text:p text:style-name="P57"/>
      <text:p text:style-name="P57">CREATE TABLE pide_cita(</text:p>
      <text:p text:style-name="P57">dni_votante VARCHAR(9),</text:p>
      <text:p text:style-name="P57">dia DATE,</text:p>
      <text:p text:style-name="P57">h_ini TIME,</text:p>
      <text:p text:style-name="P57">h_fin TIME,</text:p>
      <text:p text:style-name="P57">id_centro VARCHAR(10),</text:p>
      <text:p text:style-name="P57">CONSTRAINT pcit_dvdihihfic_pk PRIMARY KEY (dni_votante, h_ini, h_fin, dia, id_centro),</text:p>
      <text:p text:style-name="P57">CONSTRAINT pcit_dni_fk FOREIGN KEY (dni_votante)</text:p>
      <text:p text:style-name="P57">REFERENCES votante (dni),</text:p>
      <text:p text:style-name="P57">CONSTRAINT pcit_dhihf_fk FOREIGN KEY (h_ini, h_fin, dia)</text:p>
      <text:p text:style-name="P57">REFERENCES horario (h_ini, h_fin, dia),</text:p>
      <text:p text:style-name="P57">CONSTRAINT pcit_icen_fk FOREIGN KEY (id_centro)</text:p>
      <text:p text:style-name="P57">REFERENCES centro (id_centro)</text:p>
      <text:p text:style-name="P57">);</text:p>
      <text:p text:style-name="P28"/>
      <text:p text:style-name="P28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<text:span text:style-name="T21">(</text:span><text:span text:style-name="T22">1</text:span><text:span text:style-name="T21">) </text:span><text:span text:style-name="T23">num_votos</text:span><text:span text:style-name="T21"> → </text:span><text:span text:style-name="T24">num_votos se calcula contando las veces que dni_sen aparece en la tabla </text:span><text:span text:style-name="T29">VOTA_SEN</text:span><text:span text:style-name="T24"> (los votos que ha recibido dicho Senador). num_votos no se elimina porque se considera imprescindible para llevar la cuenta fácilmente, pero se traslada al Senador como atributo porque no depende de la </text:span><text:span text:style-name="T29">ID_DIG</text:span><text:span text:style-name="T24"> que lo vote.</text:span></text:p>
      <text:p text:style-name="P56"/>
      <text:p text:style-name="P76"><text:span text:style-name="T24">(</text:span><text:span text:style-name="T27">2</text:span><text:span text:style-name="T20">) Una localidad sólo puede estar en una circunscripción. </text:span><text:span text:style-name="T25">Pero una circunscripción puede contener distintas localidades.</text:span></text:p>
      <text:p text:style-name="P53"/>
      <text:p text:style-name="P55"><text:span text:style-name="T65">(</text:span>3) La <text:span text:style-name="T66">ID_DIGITAL.circunscripción </text:span><text:span text:style-name="T83">y la</text:span><text:span text:style-name="T66"> SENADOR.circ_presenta </text:span><text:span text:style-name="T83">deben ser la misma </text:span><text:span text:style-name="T84">para que ID_DIGITAL.id y SENADOR.dni_sen aparezcan en </text:span><text:span text:style-name="T7">VOTA_SEN</text:span><text:span text:style-name="T83">.</text:span></text:p>
      <text:p text:style-name="P55"><text:span text:style-name="T71"/></text:p>
      <text:p text:style-name="P75"><text:span text:style-name="T33">(</text:span><text:span text:style-name="T32">4</text:span><text:span text:style-name="T17">) E</text:span><text:span text:style-name="T34">n la tabla </text:span><text:span text:style-name="T30">VOTA_SEN</text:span><text:span text:style-name="T17"> </text:span><text:span text:style-name="T34">id_dig puede repetirse como mucho 3 vece</text:span><text:span text:style-name="T17">s (un mismo ID_DIG</text:span><text:span text:style-name="T35">ITAL</text:span><text:span text:style-name="T17"> puede votar sólo 3 veces).</text:span></text:p>
      <text:p text:style-name="P46"/>
      <text:p text:style-name="P28"/>
      <text:p text:style-name="P28"/>
      <text:p text:style-name="P28"/>
      <text:p text:style-name="P28"/>
      <text:p text:style-name="P28"/>
      <text:p text:style-name="P28"/>
      <text:p text:style-name="P50"><text:span text:style-name="T37">[</text:span><text:span text:style-name="T38">1</text:span><text:span text:style-name="T37"> punto]</text:span> EJERCICIO 3: MODELADO FÍSICO DDL (MODIFICACIÓN DE METADATOS)</text:p>
      <text:p text:style-name="P44">Indica las sentencias necesarias para realizar estas modificaciones en MySQL. <text:span text:style-name="T46">Recuerda tener</text:span><text:span text:style-name="T45"> cuidado con el orden de las instrucciones.</text:span></text:p>
      <text:p text:style-name="P47"/>
      <text:list xml:id="list4224123354" text:style-name="L2">
        <text:list-item>
          <text:p text:style-name="P82"><text:span text:style-name="T41">Operación 1 </text:span><text:span text:style-name="T42">(Eliminar la relación Dispone y cualquier referencia al votante en ID_DIGITAL a excepción de la circunscripcion.)</text:span></text:p>
        </text:list-item>
      </text:list>
      <text:p text:style-name="P15"/>
      <text:p text:style-name="P62">// <text:span text:style-name="T91">Para eliminar la relación “</text:span><text:span text:style-name="T88">dispone”</text:span><text:span text:style-name="T91">, debemos eliminar la columna dni </text:span></text:p>
      <text:p text:style-name="P62"><text:span text:style-name="T91">// (y por tanto, la restricción de dni como </text:span><text:span text:style-name="T72">Clave Ajena</text:span><text:span text:style-name="T91"> en </text:span><text:span text:style-name="T10">ID_DIGITAL</text:span><text:span text:style-name="T91"> a dni en </text:span><text:span text:style-name="T10">VOTANTE</text:span><text:span text:style-name="T91">.</text:span></text:p>
      <text:p text:style-name="P62"><text:span text:style-name="T85">// Primero eliminamos la restricción de </text:span><text:span text:style-name="T72">Clave Ajena</text:span><text:span text:style-name="T85"> dni→ </text:span><text:span text:style-name="T11">Votante</text:span><text:span text:style-name="T85"> {dni}.</text:span></text:p>
      <text:p text:style-name="P60"><text:span text:style-name="T85">// Después eliminamos la columna dni.</text:span></text:p>
      <text:p text:style-name="P58">ALTER TABLE id_digital DROP CONTRAINT <text:span text:style-name="T86">iddi_dni_fk;</text:span></text:p>
      <text:p text:style-name="P58">ALTER TABLE id_digital DROP dni;</text:p>
      <text:p text:style-name="P15"/>
      <text:list xml:id="list2479044663" text:style-name="L3">
        <text:list-item>
          <text:p text:style-name="P77">Operación <text:span text:style-name="T40">2</text:span> <text:span text:style-name="T39">(Ahora todos los INTERVENTORES son supervisados, la participación pasa de (0,1) a (1,1).)</text:span></text:p>
        </text:list-item>
      </text:list>
      <text:p text:style-name="P17"/>
      <text:p text:style-name="P17">// <text:span text:style-name="T87">Añadimos la restricción de </text:span><text:span text:style-name="T73">VNN</text:span><text:span text:style-name="T87"> a la columna int_supervisado en la tabla </text:span><text:span text:style-name="T8">INTERVENTOR</text:span><text:span text:style-name="T87">.</text:span></text:p>
      <text:p text:style-name="P61">// <text:span text:style-name="T89">Lo hacemos modificando la definición de la columna (ahora </text:span><text:span text:style-name="T95">contiene</text:span><text:span text:style-name="T89"> VARCHAR(9) pero </text:span><text:span text:style-name="T95">sin nulos</text:span><text:span text:style-name="T89">), </text:span></text:p>
      <text:p text:style-name="P61"><text:span text:style-name="T90">// ya que en MySQL </text:span><text:span text:style-name="T75">VNN</text:span><text:span text:style-name="T91"> </text:span><text:span text:style-name="T90">no se considera una restricción</text:span><text:span text:style-name="T89">.</text:span></text:p>
      <text:p text:style-name="P17">ALTER TABLE <text:span text:style-name="T87">interventor</text:span> <text:span text:style-name="T89">MODIFY</text:span> COLUMN <text:span text:style-name="T87">int_supervisado</text:span> <text:span text:style-name="T89">VARCHAR(9)</text:span> NOT NULL;</text:p>
      <text:p text:style-name="P17"/>
      <text:list xml:id="list174015493573839" text:continue-numbering="true" text:style-name="L3">
        <text:list-item>
          <text:p text:style-name="P78">Operación <text:span text:style-name="T85">3</text:span> <text:span text:style-name="T39">(Si se elimina una ID_DIGITAL se borran sus votos también.)</text:span></text:p>
        </text:list-item>
      </text:list>
      <text:p text:style-name="P60"/>
      <text:p text:style-name="P60">// <text:span text:style-name="T89">Añadimos la opción </text:span><text:span text:style-name="T79">B:C</text:span><text:span text:style-name="T89"> (borrado en cascada) a id_dig en </text:span><text:span text:style-name="T9">VOTA_SEN</text:span><text:span text:style-name="T89">.</text:span></text:p>
      <text:p text:style-name="P63">// <text:span text:style-name="T91">Para ello primero eliminamos la restricción de </text:span><text:span text:style-name="T75">Clave Ajena</text:span><text:span text:style-name="T91"> </text:span><text:span text:style-name="T93">de id_dig</text:span><text:span text:style-name="T91"> </text:span><text:span text:style-name="T93">en </text:span><text:span text:style-name="T12">VOTA_SEN</text:span></text:p>
      <text:p text:style-name="P63"><text:span text:style-name="T91">// y la creamos de nuevo con el borrado en cascada </text:span></text:p>
      <text:p text:style-name="P68">ALTER TABLE vota_sen <text:span text:style-name="T91">DROP CONSTRAINT </text:span><text:span text:style-name="T86">vose_</text:span><text:span text:style-name="T93">idig</text:span><text:span text:style-name="T86">_fk;</text:span></text:p>
      <text:p text:style-name="P69">ALTER TABLE vota_sen <text:span text:style-name="T91">ADD CONSTRAINT </text:span><text:span text:style-name="T86">vose_</text:span><text:span text:style-name="T93">idig</text:span><text:span text:style-name="T86">_fk </text:span><text:span text:style-name="T92">FOREIGN KEY (</text:span><text:span text:style-name="T93">id_dig</text:span><text:span text:style-name="T92">) REFERENCES </text:span><text:span text:style-name="T93">id_digital</text:span><text:span text:style-name="T92">(</text:span><text:span text:style-name="T93">id</text:span><text:span text:style-name="T92">) </text:span><text:span text:style-name="T91">ON DELETE CASCADE</text:span><text:span text:style-name="T86">;</text:span></text:p>
      <text:p text:style-name="P28"/>
      <text:list xml:id="list174015804336805" text:continue-numbering="true" text:style-name="L3">
        <text:list-item>
          <text:p text:style-name="P78">Operación <text:span text:style-name="T85">4</text:span> <text:span text:style-name="T39">(El sueldo en INTERVENTOR tiene un valor por defecto de 5000.)</text:span></text:p>
        </text:list-item>
      </text:list>
      <text:p text:style-name="P60"/>
      <text:p text:style-name="P60">// Añadimo<text:span text:style-name="T95">s</text:span> <text:span text:style-name="T95">el valor por defecto</text:span><text:span text:style-name="T91"> </text:span><text:span text:style-name="T94">modificando la definición de l</text:span><text:span text:style-name="T91">a columna sueldo en </text:span><text:span text:style-name="T10">INTERVENTOR</text:span></text:p>
      <text:p text:style-name="P71"><text:span text:style-name="T91">// </text:span><text:span text:style-name="T94">Ahora la columna </text:span><text:span text:style-name="T95">contiene datos</text:span><text:span text:style-name="T94"> de tipo INTEGER con valor por defecto 5000.</text:span></text:p>
      <text:p text:style-name="P70">ALTER TABLE <text:span text:style-name="T94">interventor MODIFY COLUMN sueldo INTEGER DEFAULT 5000;</text:span></text:p>
      <text:p text:style-name="P67"/>
      <text:list xml:id="list174014150355042" text:continue-numbering="true" text:style-name="L3">
        <text:list-item>
          <text:p text:style-name="P79">Operación <text:span text:style-name="T85">5</text:span> <text:span text:style-name="T39">(El nombre_centro y direccion dejan de ser únicos en conjunto, ahora solo la direccion del centro es única.)</text:span></text:p>
        </text:list-item>
      </text:list>
      <text:p text:style-name="P60"/>
      <text:p text:style-name="P60">// <text:span text:style-name="T95">Debemos cambiar la restricción de </text:span><text:span text:style-name="T77">UNIQUE</text:span><text:span text:style-name="T95"> de ambas columnas a únicamente la columna direccion,</text:span></text:p>
      <text:p text:style-name="P60">//<text:span text:style-name="T95">Esto se hace eliminando dicha restricción y creándola de nuevo para direccion únicamente</text:span></text:p>
      <text:p text:style-name="P66">ALTER TABLE centro DROP CONSTRAINT <text:span text:style-name="T86">cen_nomdir_uk;</text:span></text:p>
      <text:p text:style-name="P66">ALTER TABLE centro ADD CONSTRAINT <text:span text:style-name="T86">cen_</text:span>dir<text:span text:style-name="T86">_uk </text:span>UNIQUE (<text:span text:style-name="T96">dir_centro</text:span>)<text:span text:style-name="T86">;</text:span></text:p>
      <text:p text:style-name="P81"/>
      <text:p text:style-name="P28"/>
      <text:p text:style-name="P28"/>
      <text:p text:style-name="P28"/>
      <text:p text:style-name="P50"><text:span text:style-name="T37">[2 puntos]</text:span> EJERCICIO 4: MODELADO FÍSICO DML (MANIPULACIÓN DE DATOS)</text:p>
      <text:p text:style-name="P45">Indica las sentencias necesarias para realizar estas modificaciones en MySQL. <text:span text:style-name="T46">Recuerda tener</text:span><text:span text:style-name="T45"> cuidado con el orden de las instrucciones.</text:span></text:p>
      <text:p text:style-name="P48"/>
      <text:p text:style-name="P48"/>
      <text:list xml:id="list750938279" text:style-name="L4">
        <text:list-item>
          <text:p text:style-name="P80">Operación 1 <text:span text:style-name="T39">(copiar enunciado)</text:span></text:p>
        </text:list-item>
      </text:list>
      <text:p text:style-name="P15"/>
      <text:p text:style-name="P17">// Explicación de la solución</text:p>
      <text:p text:style-name="P17">SENTENCIA 1;</text:p>
      <text:p text:style-name="P17">SENTENCIA 2;</text:p>
      <text:p text:style-name="P28">…</text:p>
      <text:p text:style-name="P28"/>
      <text:p text:style-name="P28"/>
      <text:list xml:id="list174014070412056" text:continue-numbering="true" text:style-name="L4">
        <text:list-item>
          <text:p text:style-name="P80">Operación <text:span text:style-name="T40">2</text:span> <text:span text:style-name="T39">(copiar enunciado)</text:span></text:p>
        </text:list-item>
      </text:list>
      <text:p text:style-name="P16"/>
      <text:p text:style-name="P18">// Explicación de la solución</text:p>
      <text:p text:style-name="P18">SENTENCIA 1;</text:p>
      <text:p text:style-name="P18">SENTENCIA 2;</text:p>
      <text:p text:style-name="P29">…</text:p>
      <text:p text:style-name="P28"/>
      <text:p text:style-name="P28"/>
      <text:p text:style-name="P28"/>
      <text:p text:style-name="P43">[…] etc.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adornments="Predeterminado" style:font-family-generic="swiss" style:font-pitch="variable"/>
    <style:font-face style:name="Calibri1" svg:font-family="Calibri" style:font-family-generic="swiss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 Light" svg:font-family="'Open Sans Light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Open Sans Light" fo:font-family="'Open Sans Light'" style:font-family-generic="roman" style:font-pitch="variable" fo:font-size="12pt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Standard">
      <style:paragraph-properties fo:text-align="start" style:justify-single-word="false"/>
      <style:text-properties fo:color="#999999" loext:opacity="100%" style:font-name="Calibri1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start" style:justify-single-word="false"/>
      <style:text-properties fo:color="#ff5254" loext:opacity="100%" style:font-name="Calibri1" fo:font-size="10pt" fo:language="es" fo:country="ES" officeooo:paragraph-rsid="001e2e5f" style:font-size-asian="10pt" style:font-size-complex="10pt"/>
    </style:style>
    <style:style style:name="MP3" style:family="paragraph" style:parent-style-name="Table_20_Contents">
      <style:text-properties fo:color="#ff5254" loext:opacity="100%" style:font-name="Calibri1" fo:language="es" fo:country="ES" fo:font-weight="bold" officeooo:rsid="001ce776" officeooo:paragraph-rsid="001ce776" style:font-weight-asian="bold" style:font-weight-complex="bold"/>
    </style:style>
    <style:style style:name="MP4" style:family="paragraph" style:parent-style-name="Table_20_Contents">
      <style:text-properties style:font-name="Calibri1" fo:language="es" fo:country="ES" officeooo:rsid="00442a90" officeooo:paragraph-rsid="00442a90"/>
    </style:style>
    <style:style style:name="M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3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4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row table:style-name="Tabla2.1">
            <table:table-cell table:style-name="Tabla2.A1" office:value-type="string">
              <text:p text:style-name="MP3">APELLIDOS, NOMBRE / COGNOMS, NOM</text:p>
            </table:table-cell>
          </table:table-row>
          <table:table-row table:style-name="Tabla2.1">
            <table:table-cell table:style-name="Tabla2.A1" office:value-type="string">
              <text:p text:style-name="MP4">Sanchis Martínez, Roldán</text:p>
            </table:table-cell>
          </table:table-row>
        </table:table>
        <text:p text:style-name="MP1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 2" text:name="Tema"/>
        </text:user-field-decls>
        <text:p text:style-name="MP2"><text:span text:style-name="MT1">DAW/</text:span><text:span text:style-name="MT2">dam</text:span><text:span text:style-name="MT3"> - </text:span><text:span text:style-name="MT4"><text:user-field-get text:name="Modulo">BASES DE DATOS</text:user-field-get></text:span><text:span text:style-name="MT4"><text:s text:c="36"/></text:span><text:span text:style-name="MT4"><text:user-field-get text:name="Tema">ACTIVIDAD EVALUABLE 2</text:user-field-get></text:span><text:span text:style-name="MT4"><text:tab/></text:span><text:page-number text:select-page="current">5</text:page-number> /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30T22:32:00</meta:creation-date>
    <dc:date>2023-12-24T17:34:30.661000000</dc:date>
    <meta:editing-duration>PT10H13M21S</meta:editing-duration>
    <meta:editing-cycles>76</meta:editing-cycles>
    <meta:generator>LibreOffice/7.2.2.2$Windows_X86_64 LibreOffice_project/02b2acce88a210515b4a5bb2e46cbfb63fe97d56</meta:generator>
    <meta:document-statistic meta:table-count="1" meta:image-count="0" meta:object-count="0" meta:page-count="7" meta:paragraph-count="195" meta:word-count="1271" meta:character-count="8945" meta:non-whitespace-character-count="7829"/>
  </office:meta>
</office:document-meta>
</file>